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6.477cm"/>
    </style:style>
    <style:style style:name="co7" style:family="table-column">
      <style:table-column-properties fo:break-before="auto" style:column-width="3.3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none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osting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2.11.21, 23:52</text:p>
          </table:table-cell>
          <table:table-cell/>
          <table:table-cell table:style-name="ce14" office:value-type="string" calcext:value-type="string">
            <text:p>Zustimmend</text:p>
          </table:table-cell>
          <table:table-cell table:style-name="ce18" office:value-type="string" calcext:value-type="string">
            <text:p>Ablehnend</text:p>
          </table:table-cell>
          <table:table-cell table:style-name="ce6" office:value-type="string" calcext:value-type="string">
            <text:p>Bezug Faktencheck</text:p>
          </table:table-cell>
          <table:table-cell table:style-name="ce20" office:value-type="string" calcext:value-type="string">
            <text:p>Neutral / nicht eindeutig zuweisbar</text:p>
          </table:table-cell>
          <table:table-cell table:style-name="ce6" office:value-type="string" calcext:value-type="string">
            <text:p>Freund(e) markiert</text:p>
          </table:table-cell>
          <table:table-cell table:style-name="ce6"/>
        </table:table-row>
        <table:table-row table:style-name="ro1">
          <table:table-cell table:number-columns-repeated="2"/>
          <table:table-cell table:style-name="ce5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orinna Angelika Winkl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19. Juli 2020 ·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*****Habt Ihr gewusst, dass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eder Grippe-Geimpfte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POSITIV auf Covid getestet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wird??? *****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style-name="ce3" office:value-type="string" calcext:value-type="string">
            <text:p>apa: Falschmeldung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style-name="ce1" office:value-type="string" calcext:value-type="string">
            <text:p>309 Reacts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18 Kommentare 217 Mal geteilt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style-name="ce3" office:value-type="string" calcext:value-type="string">
            <text:p>Reacts innerhalb der Kommentare: 136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style-name="ce3" table:formula="of:=SUM([.A24];[.A33];[.A43];[.A51];[.A63];[.A71];[.A78];[.A89];[.A97];[.A104];[.A112];[.A119];[.A127];[.A135];[.A153];[.A162];[.A167];[.A176])" office:value-type="float" office:value="136" calcext:value-type="float">
            <text:p>136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niela Köc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eswegen jetzt die "gratis" impfaktionen. damit die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herbstwelle gesichert ist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Sebastian Franke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ist irgendwie logisch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laudia Spiss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- der Verdacht steht schon länger im Raum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anz zu Beginn der Plandemie hat es ei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amerikanischer Militärarzt mal in einem Interview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erwähnt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Rahel Leschni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leider sind meine Eltern auch so „schlau“ gewesen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und haben sich impfen lassen!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niel Egg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https://www.facebook.com/corinnas.angelika.winkler/posts/4119888918083659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1/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12.11.21, 23:5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hristian Soschn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niel Egger toll. Haben wir die Grippevire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besiegt?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niel Egg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hristian Soschner ja und das ohne Impfung</text:p>
          </table:table-cell>
          <table:table-cell/>
          <table:table-cell table:style-name="ce4"/>
          <table:table-cell table:style-name="ce7"/>
          <table:table-cell table:style-name="ce8"/>
          <table:table-cell table:style-name="ce9" office:value-type="string" calcext:value-type="string">
            <text:p>X</text:p>
          </table:table-cell>
          <table:table-cell table:style-name="ce8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laudia Spiss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Und darum wollen sie jetzt auch die Kinder im Herbst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alle gratis gegen Grippe impfe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Vermutlich machen sie noch eine Verordnung - ohne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"Impfschutz" keine Schule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ie sind ja soooo schlau (oder das Volk so dumm?)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Melanie Schedlbau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er Großteil des Volkes so dumm, leider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immernoch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Klara Klärche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Habe davon schon mal gelesen... Irrenhaus!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Vanessa Husza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Krass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rlinde Klei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klar sind ja Covidviren in der Impfung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Thomas Köfl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weil man bei jeder Grippe ca 10 bis 15% Covid Viren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bei hat 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iana Danailova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leider.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https://www.facebook.com/corinnas.angelika.winkler/posts/4119888918083659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2/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12.11.21, 23:5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Faceboo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Karin Andrea Eisenbock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.. und man weiß dann auch gleich, bei wem man einen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Covid-Test machen soll .. die Grippegeimpften scheinen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ja namentlilch auf ... wenn das alles stimmt, na bravo .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nn hocken wir im Winter eh wieder alle zaus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Ute Schröder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Das ist durchaus möglich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Simona Winkler Miomassage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Ich dachte mir schon...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Petra Lanzl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Nein, wusste ich so nicht.</text:p>
          </table:table-cell>
          <table:table-cell/>
          <table:table-cell table:style-name="ce4" office:value-type="string" calcext:value-type="string">
            <text:p>X</text:p>
          </table:table-cell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Gefällt mir · 1 J.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https://www.facebook.com/corinnas.angelika.winkler/posts/4119888918083659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office:value-type="string" calcext:value-type="string">
            <text:p>3/3</text:p>
          </table:table-cell>
          <table:table-cell/>
          <table:table-cell table:style-name="ce4"/>
          <table:table-cell table:style-name="ce7"/>
          <table:table-cell table:style-name="ce8"/>
          <table:table-cell table:style-name="ce9"/>
          <table:table-cell table:style-name="ce8" table:number-columns-repeated="2"/>
        </table:table-row>
        <table:table-row table:style-name="ro1">
          <table:table-cell table:number-columns-repeated="2"/>
          <table:table-cell table:formula="of:=COUNTIF([.C$1:.C$1048576];&quot;X&quot;)" office:value-type="float" office:value="15" calcext:value-type="float">
            <text:p>15</text:p>
          </table:table-cell>
          <table:table-cell table:formula="of:=COUNTIF([.D$1:.D$1048576];&quot;X&quot;)" office:value-type="float" office:value="0" calcext:value-type="float">
            <text:p>0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formula="of:=COUNTIF([.F$1:.F$1048576];&quot;X&quot;)" office:value-type="float" office:value="3" calcext:value-type="float">
            <text:p>3</text:p>
          </table:table-cell>
          <table:table-cell table:formula="of:=COUNTIF([.G$1:.G$1048576];&quot;X&quot;)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number-columns-repeated="5" table:style-name="ce6" office:value-type="string" calcext:value-type="string">
            <text:p>Summe</text:p>
          </table:table-cell>
          <table:table-cell table:style-name="ce8"/>
        </table:table-row>
        <table:table-row table:style-name="ro1">
          <table:table-cell table:number-columns-repeated="6"/>
          <table:table-cell table:style-name="ce8" table:formula="of:=SUM(;[.C181];[.D181];[.F181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"/>
          <table:table-cell table:style-name="ce6" office:value-type="string" calcext:value-type="string">
            <text:p>Gesamt</text:p>
          </table:table-cell>
          <table:table-cell/>
        </table:table-row>
        <table:table-row table:style-name="ro1" table:number-rows-repeated="104839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4:43:09.51553865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3T23:11:26.701313839</dc:date>
    <meta:editing-duration>PT57M41S</meta:editing-duration>
    <meta:editing-cycles>7</meta:editing-cycles>
    <meta:document-statistic meta:table-count="1" meta:cell-count="145" meta:object-count="0"/>
  </office:meta>
</office:document-meta>
</file>